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070d4" officeooo:paragraph-rsid="000170b6"/>
    </style:style>
    <style:style style:name="P2" style:family="paragraph" style:parent-style-name="Standard">
      <style:text-properties officeooo:rsid="00030746" officeooo:paragraph-rsid="000170b6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nge graphic anchor:</text:p>
      <text:p text:style-name="P1"/>
      <text:p text:style-name="P1"><draw:g text:anchor-type="paragraph" draw:z-index="0" draw:style-name="gr1"><svg:title>TexMaths</svg:title><svg:desc>12§display§x(t)=y(t)§svg§600§FALSE§</svg:desc><draw:polygon draw:style-name="gr2" draw:text-style-name="P3" svg:width="1.9cm" svg:height="0.379cm" svg:x="0.009cm" svg:y="0.021cm" svg:viewBox="0 0 1901 380" draw:points="951,380 0,380 0,0 1901,0 1901,380"><text:p/></draw:polygon><draw:path draw:style-name="gr3" draw:text-style-name="P4" svg:width="0.21cm" svg:height="0.191cm" svg:x="0cm" svg:y="0.13cm" svg:viewBox="0 0 211 192" svg:d="M130 60c2-12 12-50 40-50 4 0 13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4 0-5 2-6 5-13 46-43 55-56 55-17 0-23-13-23-27 0-10 2-18 7-37z"><text:p/></draw:path><draw:path draw:style-name="gr3" draw:text-style-name="P4" svg:width="0.097cm" svg:height="0.421cm" svg:x="0.27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4" svg:width="0.13cm" svg:height="0.269cm" svg:x="0.401cm" svg:y="0.051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4" svg:width="0.097cm" svg:height="0.421cm" svg:x="0.569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4" svg:width="0.28cm" svg:height="0.099cm" svg:x="0.849cm" svg:y="0.161cm" svg:viewBox="0 0 281 100" svg:d="M266 17c7 0 15 0 15-9 0-8-8-8-14-8h-253c-7 0-14 0-14 8 0 9 7 9 14 9zM267 100c6 0 14 0 14-9 0-8-8-8-15-8h-252c-7 0-14 0-14 8 0 9 7 9 14 9z"><text:p/></draw:path><draw:path draw:style-name="gr3" draw:text-style-name="P4" svg:width="0.194cm" svg:height="0.273cm" svg:x="1.282cm" svg:y="0.13cm" svg:viewBox="0 0 195 274" svg:d="M194 26c1-6 1-7 1-9 0-9-6-12-12-12-4 0-11 2-15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3" draw:text-style-name="P4" svg:width="0.097cm" svg:height="0.421cm" svg:x="1.53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4" svg:width="0.13cm" svg:height="0.269cm" svg:x="1.664cm" svg:y="0.051cm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" svg:width="0.097cm" svg:height="0.421cm" svg:x="1.833cm" svg:y="0cm" svg:viewBox="0 0 98 422" svg:d="M98 211c0-32-4-84-27-132-25-51-63-79-67-79-2 0-4 2-4 4s0 3 7 10c43 41 67 108 67 197 0 72-15 147-68 199-6 6-6 8-6 9 0 2 2 3 4 3 4 0 43-28 68-82 22-46 26-93 26-129z"><text:p/></draw:path></draw:g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0:50:53.591947013</meta:creation-date>
    <dc:date>2019-04-30T11:08:33.097909233</dc:date>
    <meta:editing-duration>PT3M38S</meta:editing-duration>
    <meta:editing-cycles>5</meta:editing-cycles>
    <meta:generator>LibreOffice/6.2.2.2$Linux_X86_64 LibreOffice_project/2b840030fec2aae0fd2658d8d4f9548af4e3518d</meta:generator>
    <meta:document-statistic meta:table-count="0" meta:image-count="0" meta:object-count="0" meta:page-count="1" meta:paragraph-count="1" meta:word-count="3" meta:character-count="22" meta:non-whitespace-character-count="20"/>
  </office:meta>
</office:document-meta>
</file>